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52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6cm" fo:min-width="13.053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style:font-size-asian="20pt"/>
    </style:style>
    <style:style style:name="P7" style:family="paragraph">
      <loext:graphic-properties draw:fill-color="#ffffff"/>
      <style:text-properties style:font-size-asian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2.5cm" presentation:class="title" presentation:user-transformed="true">
          <draw:text-box>
            <text:p text:style-name="P1">インターンシップ成果物発表</text:p>
          </draw:text-box>
        </draw:frame>
        <draw:frame draw:style-name="gr1" draw:text-style-name="P3" draw:layer="layout" svg:width="12.083cm" svg:height="2.77cm" svg:x="7.959cm" svg:y="4.73cm">
          <draw:text-box>
            <text:p text:style-name="P2"><text:span text:style-name="T1">「パルクールゲーム」</text:span></text:p>
          </draw:text-box>
        </draw:frame>
        <draw:frame draw:style-name="gr2" draw:text-style-name="P4" draw:layer="layout" svg:width="13.553cm" svg:height="1.666cm" svg:x="7.224cm" svg:y="8.5cm">
          <draw:text-box>
            <text:p>神戸市立工業高等専門学校　電子工学科　4年</text:p>
            <text:p text:style-name="P2">篠木友馬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開発経験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プログラミング言語</text:p>
                <text:p>　C言語</text:p>
                <text:p>　C#</text:p>
                <text:p>　Python</text:p>
                <text:p>　Java</text:p>
              </text:list-item>
              <text:list-item>
                <text:p>制作物</text:p>
                <text:p>　2Dシューティングゲーム(ラズベリーパイ)</text:p>
                <text:p>　2D格闘ゲーム(Unity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作品概要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作品形式：3Dアクションゲーム</text:p>
              </text:list-item>
              <text:list-item>
                <text:p>ゲーム内容</text:p>
                <text:p>　キャラクターを動かし、ゴール地点を目指す</text:p>
                <text:p>　道中にいくつかの障害物あり</text:p>
                <text:p>　アイテムを拾うことでスコアがアップ</text:p>
                <text:p>　コースアウトなどでゲームオーバー、初期位置からリスタート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実行画面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header>
                <text:p>　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制作の感想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苦労した点、こだわった点</text:p>
                <text:p>　視点変更をマウス操作に割り当て</text:p>
                <text:p>　アイテム数のカウント</text:p>
                <text:p>　ゲームオーバー、ゴールの判定</text:p>
              </text:list-item>
              <text:list-item>
                <text:p>改良を加えたい点</text:p>
                <text:p>　特定のキー操作で看板のテキストを表示</text:p>
                <text:p>　ギミックの難易度の向上</text:p>
                <text:p>　SEの実装</text:p>
                <text:p>　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3T10:32:41.907000000</meta:creation-date>
    <meta:editing-duration>PT1H44M49S</meta:editing-duration>
    <meta:editing-cycles>4</meta:editing-cycles>
    <meta:generator>LibreOffice/7.1.4.2$Windows_X86_64 LibreOffice_project/a529a4fab45b75fefc5b6226684193eb000654f6</meta:generator>
    <dc:title>Blue Curve</dc:title>
    <dc:date>2021-09-03T16:49:20.222000000</dc:date>
    <meta:document-statistic meta:object-count="56"/>
  </office:meta>
</office:document-meta>
</file>